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05.25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308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Ubicación de componentes</text:p>
          </table:table-cell>
          <table:table-cell table:style-name="ce1" office:value-type="string" calcext:value-type="string">
            <text:p>Cumple</text:p>
          </table:table-cell>
          <table:table-cell table:style-name="ce1" office:value-type="string" calcext:value-type="string">
            <text:p>No Cumple</text:p>
          </table:table-cell>
          <table:table-cell table:style-name="ce1" office:value-type="string" calcext:value-type="string">
            <text:p>Comentari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. Orientación consistente de componentes SMD</text:p>
          </table:table-cell>
          <table:table-cell table:style-name="ce3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2. Espacio para herramientas de retrabajo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3. Verificar componentes polarizados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4. Utilizar grilla de 50 mil para componentes THT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5. Verificar orientación de todos los conectores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6. Verificar espacio mínimo entre cuerpo de componentes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7. Capacitores de desacople (bypass) cerca de pines de alimentación de los IC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8. Verificar terminadores en serie cercanos a la fuente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9. Drivers I/O cercanos a donde las señales abandonan el PCB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0. Torretas a GND, pistas de alimentación y test points, todos etiquetados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1. Filtros EMI y RFI lo más cerca posible a puntos de entrada y salida en áreas blindadas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2. Ubicar componentes de manera tal que un rework o reparación de un componente no requiera remover otros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3. Los potenciómetros deberían incrementar la cantidad controlada en sentido de las agujas del reloj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4. Verificar si los orificios de montaje deben estar aislados eléctricamente o no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5. Verificar distancia de seguridad de los orificios de montaje hacia otros componentes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6. Verificar factor de forma de los pads SMD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7. Fiduciales para ensamle automático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8. Distancia de seguridad suficiente para ICs con zócalo.</text:p>
          </table:table-cell>
          <table:table-cell table:style-name="ce4"/>
          <table:table-cell table:style-name="ce5"/>
          <table:table-cell table:style-name="ce2"/>
          <table:table-cell table:number-columns-repeated="1020"/>
        </table:table-row>
        <table:table-row table:style-name="ro1">
          <table:table-cell table:style-name="ce1" office:value-type="string" calcext:value-type="string">
            <text:p>Ruteo/pistas</text:p>
          </table:table-cell>
          <table:table-cell table:style-name="ce1" office:value-type="string" calcext:value-type="string">
            <text:p>Cumple</text:p>
          </table:table-cell>
          <table:table-cell table:style-name="ce1" office:value-type="string" calcext:value-type="string">
            <text:p>No Cumple</text:p>
          </table:table-cell>
          <table:table-cell table:style-name="ce1" office:value-type="string" calcext:value-type="string">
            <text:p>Comentari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. Comunes digitales y analógicos unidos en un solo punto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2. Verificar pistas debajo de componentes ruidosos o sensibles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3. No ubicar vias debajo de resistores de metalfilm u otros componentes con aislación pobre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4. Verificar pistas susceptibles a puentes de soldadura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5. Verificar pistas sin conexión en un extremo, a menos que sea a propósito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6. Asegurar que el CAD unifica o no señales Vcc/Vdd y Vss/GND según lo requiera el diseño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7. Utilizar múltiples vías en pistas de alta corriente y/o baja impedancia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8. Observar keepout de componentes y pistas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9. Utilizar planos de GND donde sea posible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Cumple</text:p>
          </table:table-cell>
          <table:table-cell table:style-name="ce1" office:value-type="string" calcext:value-type="string">
            <text:p>No Cumple</text:p>
          </table:table-cell>
          <table:table-cell table:style-name="ce1" office:value-type="string" calcext:value-type="string">
            <text:p>Comentari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. Diámetro de orificios debe considerar el metalizado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2. Diámetro de orificios más grande que el diámetro de pata al menos en 10 mils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3. Ancho de texto en silkscreen 0.25mm o más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4. Pad al menos 0.4mm más grande que drill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5. Componentes ubicados al menos a 5mm del borde del PCB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6. Test pads ubicados al menos a 5mm del borde del PCB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7. Pistas al menos a 0.5mm del borde del PCB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8. Tolerancia de drills especificada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9. Tolerancia de máscara antisoldante especificada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0. Tolerancia de pistas especificada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1. Tolerancia de serigrafía especificada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2. Ancho de pista suficiente para la corriente conducida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3. Distancia suficiente entre pistas de alto voltaje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Serigrafía (silkscreen)</text:p>
          </table:table-cell>
          <table:table-cell table:style-name="ce1" office:value-type="string" calcext:value-type="string">
            <text:p>Cumple</text:p>
          </table:table-cell>
          <table:table-cell table:style-name="ce1" office:value-type="string" calcext:value-type="string">
            <text:p>No Cumple</text:p>
          </table:table-cell>
          <table:table-cell table:style-name="ce1" office:value-type="string" calcext:value-type="string">
            <text:p>Comentari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. Evitar serigrafía sobre vías sin máscara u orificios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2. Todos los textos y leyendas legibles en una o dos direcciones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3. Logo de la compañía en serigrafía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4. Logo de la compañía en cobre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5. Nota de copyright en PCB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6. Fecha en PCB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7. Número de parte en PCB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8. Número de parte de montaje en PCB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9. Revisión del PCB en serigrafía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0. Espacio para revisión de montaje en serigrafía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1. Espacio para número de serie en serigrafía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2. Ubicar todo el texto de la serigrafía de manera tal que sea legible cuando los componentes están montados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3. Todos los ICs deben tener el pin 1 debidamente marcado y visible con el IC instalado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4. ICs de muchos pines deberían tener los pines extremos numerados para facilitar su identificación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5. Marcas cada 5 o 10 pines en ICs o conectores de muchos pines para facilitar su identificación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Cumple</text:p>
          </table:table-cell>
          <table:table-cell table:style-name="ce1" office:value-type="string" calcext:value-type="string">
            <text:p>No Cumple</text:p>
          </table:table-cell>
          <table:table-cell table:style-name="ce1" office:value-type="string" calcext:value-type="string">
            <text:p>Comentari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. Utilizar DRC y ERC habilitados en el CAD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2. Tomar las precauciones necesarias en circuitos de alta frecuencia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3. Colocar conectores y pines extra en prototipos para pruebas, por si es necesario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4. Verificar dimensiones y formas de orificios en conectores raros (rectangulares, ovalados)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5. Verificar si la máscara antisoldante cubre o no cubre las vías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6. No rutear ángulos agudos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7. Verificar profundidad de la máscara antisoldante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8. Verificar el netlist manualmente o por inspección visual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9. Verificar si existen conexiones de un único pin y si son intencionales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0. Verificar si el origen de orificios es un pad de referencia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1. Anotar en layer auxiliar ancho del PCB, material y peso del cobre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2. Utilizar aislamiento térmicos (thermal relief) en capas internas de distribución de alimentación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3. Verificar que las aperturas para pasta de estaño sean del tamaño adecuado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4. Verificar si se permiten blind/buried vias en PCB multicapa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5. Definir correctamente el panelizado del PCB.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6. Encapsulados metálicos de cristales de alta frecuencia deberían conectarse a GND.</text:p>
          </table:table-cell>
          <table:table-cell table:style-name="ce3" table:number-columns-repeated="3"/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1" meta:object-count="0"/>
    <meta:generator>LibreOfficeDev/5.1.0.3$Linux_X86_64 LibreOffice_project/</meta:generator>
  </office:meta>
</office:document-meta>
</file>